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W23LIW5CzR368HCHsPmlxAGlzMTx00eoS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8:32:10.620501902</meta:creation-date>
    <dc:date>2025-06-04T18:32:44.357862130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